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cm" fo:min-width="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12cm"/>
    </style:style>
    <style:style style:name="gr3" style:family="graphic" style:parent-style-name="standard">
      <style:graphic-properties draw:textarea-horizontal-align="justify" draw:textarea-vertical-align="middle" draw:auto-grow-height="false" fo:min-height="9.9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10cm" fo:min-width="1.75cm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1pt" style:font-size-asian="21pt" style:font-size-complex="21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2.5cm" svg:height="10.25cm" svg:x="4.35cm" svg:y="5.6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2.5cm" svg:height="1.75cm" svg:x="4.4cm" svg:y="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10.15cm" svg:x="17.25cm" svg:y="5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25cm" svg:height="10.25cm" svg:x="1.75cm" svg:y="5.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2.5cm" svg:height="2.25cm" svg:x="4.35cm" svg:y="16.2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97cm" svg:height="1.077cm" svg:x="9.95cm" svg:y="3.8cm">
            <draw:text-box>
              <text:p><text:span text:style-name="T2">X</text:span></text:p>
            </draw:text-box>
          </draw:frame>
          <draw:frame draw:style-name="gr6" draw:text-style-name="P4" draw:layer="layout" svg:width="0.976cm" svg:height="1.119cm" svg:x="10.15cm" svg:y="16.85cm">
            <draw:text-box>
              <text:p><text:span text:style-name="T1">T</text:span></text:p>
            </draw:text-box>
          </draw:frame>
          <draw:frame draw:style-name="gr6" draw:text-style-name="P4" draw:layer="layout" svg:width="1.018cm" svg:height="1.119cm" svg:x="17.75cm" svg:y="9.95cm">
            <draw:text-box>
              <text:p><text:span text:style-name="T1">K</text:span></text:p>
            </draw:text-box>
          </draw:frame>
          <draw:frame draw:style-name="gr6" draw:text-style-name="P4" draw:layer="layout" svg:width="1.061cm" svg:height="1.119cm" svg:x="2.4cm" svg:y="10.1cm">
            <draw:text-box>
              <text:p><text:span text:style-name="T1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8T15:56:30.949384910</meta:creation-date>
    <dc:date>2022-03-08T16:41:30.480969733</dc:date>
    <meta:editing-duration>PT11M16S</meta:editing-duration>
    <meta:editing-cycles>1</meta:editing-cycles>
    <meta:document-statistic meta:object-count="10"/>
    <meta:generator>LibreOffice/7.3.1.3$Linux_X86_64 LibreOffice_project/30$Build-3</meta:generator>
  </office:meta>
</office:document-meta>
</file>